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/>
    </style:style>
    <style:style style:name="P2" style:family="paragraph" style:parent-style-name="Standard">
      <style:paragraph-properties fo:margin-bottom="0.2217in"/>
      <style:text-properties style:font-name="Times" fo:font-size="12.0pt"/>
    </style:style>
    <style:style style:name="P3" style:family="paragraph" style:parent-style-name="Standard">
      <style:paragraph-properties fo:margin-bottom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bottom="0.1667in">
        <style:tab-stops>
          <style:tab-stop style:position="0.500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bottom="0.2233in"/>
      <style:text-properties style:font-name="Times" fo:font-size="24.0pt"/>
    </style:style>
    <style:style style:name="P8" style:family="paragraph" style:parent-style-name="Standard">
      <style:paragraph-properties fo:margin-bottom="0.1667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ourier" fo:font-size="13.0pt"/>
    </style:style>
    <style:style style:name="P9" style:family="paragraph" style:parent-style-name="Standard">
      <style:paragraph-properties fo:margin-bottom="0.1667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10" style:family="paragraph" style:parent-style-name="Standard">
      <style:paragraph-properties fo:margin-bottom="0.1667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Courier" fo:font-size="13.0pt"/>
    </style:style>
    <style:style style:name="P11" style:family="paragraph" style:parent-style-name="Standard">
      <style:paragraph-properties fo:margin-bottom="0.1667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style:font-name="Courier" fo:font-size="13.0pt" fo:font-size-asian="13.0pt" fo:font-size-complex="13.0pt" fo:letter-spacing="0.0000in"/>
    </style:style>
    <style:style style:name="T5" style:family="text">
      <style:text-properties style:font-name="Times" fo:font-size="12.0pt" fo:font-size-asian="12.0pt" fo:font-size-complex="12.0pt" fo:letter-spacing="0.0000in"/>
    </style:style>
    <style:style style:name="T6" style:family="text">
      <style:text-properties style:font-name="Times"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number text:level="1" style:num-format="1">
        <style:list-level-properties text:space-before="0.25in" text:min-label-width="0.25in"/>
      </text:list-level-style-number>
    </text:list-style>
    <text:list-style style:name="L4">
      <text:list-level-style-number text:level="1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</text:list-style>
  </office:automatic-styles>
  <office:body>
    <office:text>
      <text:p text:style-name="P1"><text:span text:style-name="T1">Explicación de funcionamiento con mis propias palabras. </text:span></text:p>
      <text:p text:style-name="P1"><text:span text:style-name="T1">Este programa es como una calculadora de seguros. Ayuda a saber cuánto costaría una póliza de seguro tomando en cuenta diferentes factores de la persona interesada. Funciona preguntando datos y sumando costos extra según la edad, estado civil, número de hijos, propiedades y salario.</text:span></text:p>
      <text:p text:style-name="P2"><text:span text:style-name="T2">¿Cómo funciona?</text:span></text:p>
      <text:list text:style-name="L1">
        <text:list-item>
          <text:p text:style-name="P3"><text:span text:style-name="T3"/><text:span text:style-name="T2">Ingreso de datos:</text:span></text:p>
          <text:list>
            <text:list-item>
              <text:p text:style-name="P4"><text:span text:style-name="T1">El usuario escribe su nombre, edad y si está casado, la edad de su pareja.</text:span></text:p>
            </text:list-item>
            <text:list-item>
              <text:p text:style-name="P4"><text:span text:style-name="T1">También dice cuántos hijos tiene, cuántas propiedades posee y cuánto gana al mes.</text:span></text:p>
            </text:list-item>
          </text:list>
        </text:list-item>
        <text:list-item>
          <text:p text:style-name="P3"><text:span text:style-name="T3"/><text:span text:style-name="T2">Cálculo de recargos:</text:span></text:p>
          <text:list>
            <text:list-item>
              <text:p text:style-name="P4"><text:span text:style-name="T1">Se cobran extras según la edad del usuario y de su pareja (si está casado).</text:span></text:p>
            </text:list-item>
            <text:list-item>
              <text:p text:style-name="P4"><text:span text:style-name="T1">Si tiene hijos, también se le agrega un costo adicional.</text:span></text:p>
            </text:list-item>
            <text:list-item>
              <text:p text:style-name="P4"><text:span text:style-name="T1">Si tiene propiedades, se le cobra un 35% más por cada una.</text:span></text:p>
            </text:list-item>
            <text:list-item>
              <text:p text:style-name="P4"><text:span text:style-name="T1">Además, se le cobra un 5% sobre su salario mensual.</text:span></text:p>
            </text:list-item>
          </text:list>
        </text:list-item>
        <text:list-item>
          <text:p text:style-name="P3"><text:span text:style-name="T3"/><text:span text:style-name="T2">Cálculo del costo final:</text:span></text:p>
          <text:list>
            <text:list-item>
              <text:p text:style-name="P4"><text:span text:style-name="T1">Se suman todos los recargos al precio base del seguro.</text:span></text:p>
            </text:list-item>
            <text:list-item>
              <text:p text:style-name="P4"><text:span text:style-name="T1">Se muestra cuánto es el recargo total y el precio final.</text:span></text:p>
            </text:list-item>
          </text:list>
        </text:list-item>
        <text:list-item>
          <text:p text:style-name="P3"><text:span text:style-name="T3"/><text:span text:style-name="T2">Repetición del proceso:</text:span></text:p>
          <text:list>
            <text:list-item>
              <text:p text:style-name="P4"><text:span text:style-name="T1">Si el usuario quiere hacer otra cotización, el programa sigue funcionando.</text:span></text:p>
            </text:list-item>
            <text:list-item>
              <text:p text:style-name="P4"><text:span text:style-name="T1">Si escribe "SALIR", el programa termina.</text:span></text:p>
            </text:list-item>
          </text:list>
        </text:list-item>
      </text:list>
      <text:p text:style-name="P2"><text:span text:style-name="T2">Aspectos importantes a considerar</text:span></text:p>
      <text:list text:style-name="L2">
        <text:list-item>
          <text:p text:style-name="P5"><text:span text:style-name="T1">Los datos ingresados deben ser correctos, especialmente los números.</text:span></text:p>
        </text:list-item>
        <text:list-item>
          <text:p text:style-name="P5"><text:span text:style-name="T1">El programa permite hacer varias cotizaciones sin necesidad de reiniciarlo.</text:span></text:p>
        </text:list-item>
        <text:list-item>
          <text:p text:style-name="P5"><text:span text:style-name="T1">Se debe calcular bien cada recargo para dar un precio exacto.</text:span></text:p>
        </text:list-item>
        <text:list-item>
          <text:p text:style-name="P5"><text:span text:style-name="T1">Es mejor mostrar los números con dos decimales para que sean más claros.</text:span></text:p>
        </text:list-item>
      </text:list>
      <text:p text:style-name="P2"><text:span text:style-name="T2">Posibles mejoras en el futuro</text:span></text:p>
      <text:list text:style-name="L3">
        <text:list-item>
          <text:p text:style-name="P5"><text:span text:style-name="T1">Hacer una versión con botones y pantallas bonitas (interfaz gráfica).</text:span></text:p>
        </text:list-item>
        <text:list-item>
          <text:p text:style-name="P5"><text:span text:style-name="T1">Mejorar la validación de datos para evitar errores al escribir.</text:span></text:p>
        </text:list-item>
        <text:list-item>
          <text:p text:style-name="P5"><text:span text:style-name="T1">Guardar un historial de cotizaciones para consultar después.</text:span></text:p>
        </text:list-item>
        <text:list-item>
          <text:p text:style-name="P5"><text:span text:style-name="T1">Agregar descuentos para algunos casos especiales.</text:span></text:p>
        </text:list-item>
        <text:list-item>
          <text:p text:style-name="P5"><text:span text:style-name="T1">Permitir guardar la cotización o enviarla por correo.</text:span></text:p>
        </text:list-item>
      </text:list>
      <text:p text:style-name="P6"><text:span text:style-name="T1"/></text:p>
      <text:p text:style-name="P6"><text:span text:style-name="T1">Parte 2</text:span></text:p>
      <text:p text:style-name="P7"><text:span text:style-name="T2">Algoritmo del Procedimiento</text:span></text:p>
      <text:list text:style-name="L4">
        <text:list-item>
          <text:p text:style-name="P3"><text:span text:style-name="T3"/><text:span text:style-name="T2">Inicio</text:span></text:p>
        </text:list-item>
        <text:list-item>
          <text:p text:style-name="P3"><text:span text:style-name="T3"/><text:span text:style-name="T2">Definir Variables:</text:span></text:p>
          <text:list>
            <text:list-item>
              <text:p text:style-name="P8"><text:span text:style-name="T1">precio_base = 2000</text:span></text:p>
            </text:list-item>
            <text:list-item>
              <text:p text:style-name="P8"><text:span text:style-name="T1">edad_18 = 0.1, edad_25 = 0.2, edad_50 = 0.3</text:span></text:p>
            </text:list-item>
            <text:list-item>
              <text:p text:style-name="P8"><text:span text:style-name="T1">casado_18 = 0.1, casado_25 = 0.2, casado_50 = 0.3</text:span></text:p>
            </text:list-item>
            <text:list-item>
              <text:p text:style-name="P8"><text:span text:style-name="T1">hijos_recargo = 0.2</text:span></text:p>
            </text:list-item>
            <text:list-item>
              <text:p text:style-name="P8"><text:span text:style-name="T1">propiedad_recargo = 0.35</text:span></text:p>
            </text:list-item>
            <text:list-item>
              <text:p text:style-name="P8"><text:span text:style-name="T1">salario_recargo = 0.05</text:span></text:p>
            </text:list-item>
            <text:list-item>
              <text:p text:style-name="P8"><text:span text:style-name="T1">recargo_total = 0, precio_final = 0</text:span></text:p>
            </text:list-item>
          </text:list>
        </text:list-item>
        <text:list-item>
          <text:p text:style-name="P3"><text:span text:style-name="T3"/><text:span text:style-name="T2">Ciclo Infinito para múltiples cotizaciones:</text:span></text:p>
          <text:list>
            <text:list-item>
              <text:p text:style-name="P9"><text:span text:style-name="T1">Solicitar </text:span><text:span text:style-name="T4">nombre</text:span><text:span text:style-name="T1">.</text:span></text:p>
            </text:list-item>
            <text:list-item>
              <text:p text:style-name="P9"><text:span text:style-name="T1">Si </text:span><text:span text:style-name="T4">nombre == "SALIR"</text:span><text:span text:style-name="T1">, terminar programa.</text:span></text:p>
            </text:list-item>
          </text:list>
        </text:list-item>
        <text:list-item>
          <text:p text:style-name="P3"><text:span text:style-name="T3"/><text:span text:style-name="T2">Solicitar y convertir datos:</text:span></text:p>
          <text:list>
            <text:list-item>
              <text:p text:style-name="P8"><text:span text:style-name="T1">edad</text:span><text:span text:style-name="T5"><text:s/>→ </text:span><text:span text:style-name="T1">edad_numero</text:span></text:p>
            </text:list-item>
            <text:list-item>
              <text:p text:style-name="P8"><text:span text:style-name="T1">casado</text:span><text:span text:style-name="T5"><text:s/>→ </text:span><text:span text:style-name="T1">SI/NO</text:span></text:p>
              <text:list>
                <text:list-item>
                  <text:p text:style-name="P10"><text:span text:style-name="T6"/><text:span text:style-name="T5">Si </text:span><text:span text:style-name="T1">SI</text:span><text:span text:style-name="T5">, solicitar </text:span><text:span text:style-name="T1">edad_conyuge</text:span><text:span text:style-name="T5"><text:s/>→ </text:span><text:span text:style-name="T1">edad_conyuge_numero</text:span></text:p>
                </text:list-item>
              </text:list>
            </text:list-item>
            <text:list-item>
              <text:p text:style-name="P8"><text:span text:style-name="T1">hijos</text:span><text:span text:style-name="T5"><text:s/>→ </text:span><text:span text:style-name="T1">SI/NO</text:span></text:p>
              <text:list>
                <text:list-item>
                  <text:p text:style-name="P11"><text:span text:style-name="T1">Si </text:span><text:span text:style-name="T4">SI</text:span><text:span text:style-name="T1">, solicitar </text:span><text:span text:style-name="T4">cantidad_hijos</text:span><text:span text:style-name="T1">.</text:span></text:p>
                </text:list-item>
              </text:list>
            </text:list-item>
            <text:list-item>
              <text:p text:style-name="P8"><text:span text:style-name="T1">cantidad_propiedades</text:span></text:p>
            </text:list-item>
            <text:list-item>
              <text:p text:style-name="P8"><text:span text:style-name="T1">salario</text:span></text:p>
            </text:list-item>
          </text:list>
        </text:list-item>
        <text:list-item>
          <text:p text:style-name="P3"><text:span text:style-name="T3"/><text:span text:style-name="T2">Calcular recargos:</text:span></text:p>
          <text:list>
            <text:list-item>
              <text:p text:style-name="P9"><text:span text:style-name="T3"/><text:span text:style-name="T2">Por edad del asegurado:</text:span></text:p>
              <text:list>
                <text:list-item>
                  <text:p text:style-name="P10"><text:span text:style-name="T6"/><text:span text:style-name="T5">Si </text:span><text:span text:style-name="T1">18 &lt;= edad_numero &lt; 25</text:span><text:span text:style-name="T5">, </text:span><text:span text:style-name="T1">recargo = precio_base * edad_18</text:span></text:p>
                </text:list-item>
                <text:list-item>
                  <text:p text:style-name="P10"><text:span text:style-name="T6"/><text:span text:style-name="T5">Si </text:span><text:span text:style-name="T1">25 &lt;= edad_numero &lt; 50</text:span><text:span text:style-name="T5">, </text:span><text:span text:style-name="T1">recargo = precio_base * edad_25</text:span></text:p>
                </text:list-item>
                <text:list-item>
                  <text:p text:style-name="P10"><text:span text:style-name="T6"/><text:span text:style-name="T5">Si </text:span><text:span text:style-name="T1">edad_numero &gt;= 50</text:span><text:span text:style-name="T5">, </text:span><text:span text:style-name="T1">recargo = precio_base * edad_50</text:span></text:p>
                </text:list-item>
              </text:list>
            </text:list-item>
            <text:list-item>
              <text:p text:style-name="P9"><text:span text:style-name="T3"/><text:span text:style-name="T2">Por edad del cónyuge (si aplica):</text:span></text:p>
              <text:list>
                <text:list-item>
                  <text:p text:style-name="P11"><text:span text:style-name="T1">Aplicar mismo esquema que el asegurado.</text:span></text:p>
                </text:list-item>
              </text:list>
            </text:list-item>
            <text:list-item>
              <text:p text:style-name="P9"><text:span text:style-name="T3"/><text:span text:style-name="T2">Por hijos:</text:span></text:p>
              <text:list>
                <text:list-item>
                  <text:p text:style-name="P10"><text:span text:style-name="T1">recargo = precio_base * hijos_recargo * cantidad_hijos</text:span></text:p>
                </text:list-item>
              </text:list>
            </text:list-item>
            <text:list-item>
              <text:p text:style-name="P9"><text:span text:style-name="T3"/><text:span text:style-name="T2">Por propiedades:</text:span></text:p>
              <text:list>
                <text:list-item>
                  <text:p text:style-name="P10"><text:span text:style-name="T1">recargo = precio_base * propiedad_recargo * cantidad_propiedades</text:span></text:p>
                </text:list-item>
              </text:list>
            </text:list-item>
            <text:list-item>
              <text:p text:style-name="P9"><text:span text:style-name="T3"/><text:span text:style-name="T2">Por salario:</text:span></text:p>
              <text:list>
                <text:list-item>
                  <text:p text:style-name="P10"><text:span text:style-name="T1">recargo = salario * salario_recargo</text:span></text:p>
                </text:list-item>
              </text:list>
            </text:list-item>
          </text:list>
        </text:list-item>
        <text:list-item>
          <text:p text:style-name="P3"><text:span text:style-name="T3"/><text:span text:style-name="T2">Calcular precio final:</text:span></text:p>
          <text:list>
            <text:list-item>
              <text:p text:style-name="P8"><text:span text:style-name="T1">precio_final = precio_base + recargo_total</text:span></text:p>
            </text:list-item>
          </text:list>
        </text:list-item>
        <text:list-item>
          <text:p text:style-name="P3"><text:span text:style-name="T3"/><text:span text:style-name="T2">Mostrar resultados:</text:span></text:p>
          <text:list>
            <text:list-item>
              <text:p text:style-name="P8"><text:span text:style-name="T1">Recargo total: recargo_total</text:span></text:p>
            </text:list-item>
            <text:list-item>
              <text:p text:style-name="P8"><text:span text:style-name="T1">Precio final: precio_final</text:span></text:p>
            </text:list-item>
          </text:list>
        </text:list-item>
        <text:list-item>
          <text:p text:style-name="P3"><text:span text:style-name="T3"/><text:span text:style-name="T2">Repetir el proceso hasta que el usuario escriba "SALIR"</text:span></text:p>
        </text:list-item>
        <text:list-item>
          <text:p text:style-name="P3"><text:span text:style-name="T3"/><text:span text:style-name="T2">Fin</text:span></text:p>
        </text:list-item>
      </text:list>
      <text:p text:style-name="P6"><text:span text:style-name="T1">Parte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